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46C00002B352FA71DAB.svm" manifest:media-type=""/>
  <manifest:file-entry manifest:full-path="Pictures/20000009000042FA00001FBC87B49D40.svm" manifest:media-type=""/>
  <manifest:file-entry manifest:full-path="Pictures/2000000900004DEF00001A766D435E93.svm" manifest:media-type=""/>
  <manifest:file-entry manifest:full-path="Pictures/20000009000062E8000025EFDC36524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92cd15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b2e642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officeooo:rsid="009eed38" officeooo:paragraph-rsid="009eed38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officeooo:rsid="00867503" officeooo:paragraph-rsid="00867503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4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829297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01720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de013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2894c" officeooo:paragraph-rsid="00a2894c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a01720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94f18a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1d6b5" officeooo:paragraph-rsid="00a2894c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82268" officeooo:paragraph-rsid="00a82268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48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50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51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52" style:family="paragraph" style:parent-style-name="Standard">
      <style:paragraph-properties fo:text-align="start" style:justify-single-word="false"/>
      <style:text-properties fo:color="#7e0021" style:font-name="Arial" fo:font-size="13pt" fo:font-weight="normal" officeooo:rsid="00a2894c" officeooo:paragraph-rsid="00a2894c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54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1b84da" officeooo:paragraph-rsid="00829297" style:font-size-asian="11pt" style:font-weight-asian="bold" style:font-size-complex="11pt" style:font-weight-complex="bold"/>
    </style:style>
    <style:style style:name="P55" style:family="paragraph" style:parent-style-name="Standard">
      <style:paragraph-properties fo:text-align="start" style:justify-single-word="false"/>
      <style:text-properties officeooo:paragraph-rsid="0056edec"/>
    </style:style>
    <style:style style:name="P56" style:family="paragraph" style:parent-style-name="Standard">
      <style:paragraph-properties fo:text-align="start" style:justify-single-word="false"/>
      <style:text-properties officeooo:paragraph-rsid="00655e3a"/>
    </style:style>
    <style:style style:name="P57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58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P59" style:family="paragraph" style:parent-style-name="Standard">
      <style:paragraph-properties fo:text-align="start" style:justify-single-word="false"/>
      <style:text-properties fo:color="#800000" style:font-name="Arial" fo:font-size="13pt" fo:font-weight="normal" officeooo:rsid="00867503" officeooo:paragraph-rsid="00867503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eed0" officeooo:paragraph-rsid="00a1d6b5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67276" style:font-weight-asian="bold" style:font-weight-complex="bold"/>
    </style:style>
    <style:style style:name="T8" style:family="text">
      <style:text-properties fo:color="#800000" officeooo:rsid="00a1eed0"/>
    </style:style>
    <style:style style:name="T9" style:family="text">
      <style:text-properties style:use-window-font-color="true" officeooo:rsid="00093dee"/>
    </style:style>
    <style:style style:name="T10" style:family="text">
      <style:text-properties style:use-window-font-color="true" officeooo:rsid="000ef9f1"/>
    </style:style>
    <style:style style:name="T11" style:family="text">
      <style:text-properties style:use-window-font-color="true" officeooo:rsid="00170ca9"/>
    </style:style>
    <style:style style:name="T12" style:family="text">
      <style:text-properties style:use-window-font-color="true" fo:font-weight="bold" officeooo:rsid="00467276" style:font-weight-asian="bold" style:font-weight-complex="bold"/>
    </style:style>
    <style:style style:name="T13" style:family="text">
      <style:text-properties fo:color="#7e0021"/>
    </style:style>
    <style:style style:name="T14" style:family="text">
      <style:text-properties fo:color="#7e0021" officeooo:rsid="000ef9f1"/>
    </style:style>
    <style:style style:name="T15" style:family="text">
      <style:text-properties fo:color="#7e0021" officeooo:rsid="00093dee"/>
    </style:style>
    <style:style style:name="T16" style:family="text">
      <style:text-properties fo:color="#7e0021" officeooo:rsid="00170ca9"/>
    </style:style>
    <style:style style:name="T17" style:family="text">
      <style:text-properties fo:color="#7e0021" officeooo:rsid="001b84da"/>
    </style:style>
    <style:style style:name="T18" style:family="text">
      <style:text-properties fo:color="#7e0021" fo:font-weight="bold" style:font-weight-asian="bold" style:font-weight-complex="bold"/>
    </style:style>
    <style:style style:name="T19" style:family="text">
      <style:text-properties fo:color="#7e0021" fo:font-weight="bold" officeooo:rsid="001b84da" style:font-weight-asian="bold" style:font-weight-complex="bold"/>
    </style:style>
    <style:style style:name="T20" style:family="text">
      <style:text-properties fo:color="#7e0021" fo:font-weight="bold" officeooo:rsid="0041b83b" style:font-weight-asian="bold" style:font-weight-complex="bold"/>
    </style:style>
    <style:style style:name="T21" style:family="text">
      <style:text-properties fo:color="#7e0021" fo:font-weight="bold" officeooo:rsid="00467276" style:font-weight-asian="bold" style:font-weight-complex="bold"/>
    </style:style>
    <style:style style:name="T22" style:family="text">
      <style:text-properties fo:color="#7e0021" fo:font-weight="bold" officeooo:rsid="00829297" style:font-weight-asian="bold" style:font-weight-complex="bold"/>
    </style:style>
    <style:style style:name="T23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4" style:family="text">
      <style:text-properties fo:color="#7e0021" fo:language="en" fo:country="US"/>
    </style:style>
    <style:style style:name="T25" style:family="text">
      <style:text-properties fo:color="#7e0021" fo:language="en" fo:country="US" officeooo:rsid="00676c9c"/>
    </style:style>
    <style:style style:name="T26" style:family="text">
      <style:text-properties fo:color="#7e0021" fo:language="en" fo:country="US" officeooo:rsid="0068a065"/>
    </style:style>
    <style:style style:name="T27" style:family="text">
      <style:text-properties fo:color="#7e0021" fo:language="en" fo:country="US" officeooo:rsid="006fc616"/>
    </style:style>
    <style:style style:name="T28" style:family="text">
      <style:text-properties officeooo:rsid="00129aa1"/>
    </style:style>
    <style:style style:name="T29" style:family="text">
      <style:text-properties officeooo:rsid="001a1f53"/>
    </style:style>
    <style:style style:name="T30" style:family="text">
      <style:text-properties officeooo:rsid="001b84da"/>
    </style:style>
    <style:style style:name="T31" style:family="text">
      <style:text-properties officeooo:rsid="0023fdb3"/>
    </style:style>
    <style:style style:name="T32" style:family="text">
      <style:text-properties officeooo:rsid="0026e874"/>
    </style:style>
    <style:style style:name="T33" style:family="text">
      <style:text-properties officeooo:rsid="002845fc"/>
    </style:style>
    <style:style style:name="T34" style:family="text">
      <style:text-properties officeooo:rsid="003de331"/>
    </style:style>
    <style:style style:name="T35" style:family="text">
      <style:text-properties officeooo:rsid="00405750"/>
    </style:style>
    <style:style style:name="T36" style:family="text">
      <style:text-properties officeooo:rsid="004a477c"/>
    </style:style>
    <style:style style:name="T37" style:family="text">
      <style:text-properties officeooo:rsid="004b9dc5" style:language-asian="zh" style:country-asian="TW"/>
    </style:style>
    <style:style style:name="T38" style:family="text">
      <style:text-properties officeooo:rsid="004d4f73"/>
    </style:style>
    <style:style style:name="T39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1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2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3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4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6aa6cb"/>
    </style:style>
    <style:style style:name="T47" style:family="text">
      <style:text-properties fo:language="en" fo:country="US" fo:font-weight="normal" style:font-weight-asian="normal" style:font-weight-complex="normal"/>
    </style:style>
    <style:style style:name="T48" style:family="text">
      <style:text-properties fo:language="en" fo:country="US" fo:font-weight="normal" officeooo:rsid="006aa6cb" style:font-weight-asian="normal" style:font-weight-complex="normal"/>
    </style:style>
    <style:style style:name="T49" style:family="text">
      <style:text-properties fo:language="en" fo:country="US" fo:font-weight="bold" style:font-weight-asian="bold" style:font-weight-complex="bold"/>
    </style:style>
    <style:style style:name="T5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officeooo:rsid="005dcbaa"/>
    </style:style>
    <style:style style:name="T52" style:family="text">
      <style:text-properties officeooo:rsid="005f6d18"/>
    </style:style>
    <style:style style:name="T53" style:family="text">
      <style:text-properties officeooo:rsid="005fc601"/>
    </style:style>
    <style:style style:name="T54" style:family="text">
      <style:text-properties officeooo:rsid="006d549a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5dcbaa" style:font-weight-asian="normal" style:font-weight-complex="normal"/>
    </style:style>
    <style:style style:name="T57" style:family="text">
      <style:text-properties fo:font-weight="normal" officeooo:rsid="006d549a" style:font-weight-asian="normal" style:font-weight-complex="normal"/>
    </style:style>
    <style:style style:name="T58" style:family="text">
      <style:text-properties fo:font-weight="normal" officeooo:rsid="0078b3cf" style:font-weight-asian="normal" style:font-weight-complex="normal"/>
    </style:style>
    <style:style style:name="T59" style:family="text">
      <style:text-properties fo:font-weight="normal" officeooo:rsid="008ce3d1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26e874" style:font-weight-asian="bold" style:font-weight-complex="bold"/>
    </style:style>
    <style:style style:name="T62" style:family="text">
      <style:text-properties fo:font-weight="bold" officeooo:rsid="002845fc" style:font-weight-asian="bold" style:font-weight-complex="bold"/>
    </style:style>
    <style:style style:name="T63" style:family="text">
      <style:text-properties fo:font-weight="bold" officeooo:rsid="0094f18a" style:font-weight-asian="bold" style:font-weight-complex="bold"/>
    </style:style>
    <style:style style:name="T64" style:family="text">
      <style:text-properties officeooo:rsid="0078b3cf"/>
    </style:style>
    <style:style style:name="T65" style:family="text">
      <style:text-properties fo:color="#314004" fo:font-weight="bold" style:font-weight-asian="bold" style:font-weight-complex="bold"/>
    </style:style>
    <style:style style:name="T66" style:family="text">
      <style:text-properties fo:color="#314004" fo:font-weight="bold" officeooo:rsid="007e1bda" style:font-weight-asian="bold" style:font-weight-complex="bold"/>
    </style:style>
    <style:style style:name="T67" style:family="text">
      <style:text-properties officeooo:rsid="007f5d12"/>
    </style:style>
    <style:style style:name="T68" style:family="text">
      <style:text-properties officeooo:rsid="008ce3d1"/>
    </style:style>
    <style:style style:name="T69" style:family="text">
      <style:text-properties officeooo:rsid="0094f18a"/>
    </style:style>
    <style:style style:name="T70" style:family="text">
      <style:text-properties officeooo:rsid="009f16bf"/>
    </style:style>
    <style:style style:name="T71" style:family="text">
      <style:text-properties officeooo:rsid="00a1eed0"/>
    </style:style>
    <style:style style:name="T72" style:family="text">
      <style:text-properties officeooo:rsid="00aacc1c"/>
    </style:style>
    <style:style style:name="T73" style:family="text">
      <style:text-properties officeooo:rsid="00ac63e5"/>
    </style:style>
    <style:style style:name="T74" style:family="text">
      <style:text-properties officeooo:rsid="00ad986e"/>
    </style:style>
    <style:style style:name="T75" style:family="text">
      <style:text-properties officeooo:rsid="00ade013"/>
    </style:style>
    <style:style style:name="T76" style:family="text">
      <style:text-properties fo:font-size="18pt" style:font-size-asian="18pt" style:font-size-complex="18pt"/>
    </style:style>
    <style:style style:name="T77" style:family="text">
      <style:text-properties fo:font-size="18pt" officeooo:rsid="00b2e642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5"><text:span text:style-name="T67">BambooBSC i</text:span>nstall</text:p>
      <text:p text:style-name="P5"/>
      <text:p text:style-name="P1"/>
      <text:p text:style-name="P16">author: Bill chen</text:p>
      <text:p text:style-name="P16">contact: chen.xin.nien@gmail.com</text:p>
      <text:p text:style-name="P1"/>
      <text:p text:style-name="P4">Quick <text:span text:style-name="T70">view</text:span>:</text:p>
      <text:p text:style-name="P3">Linux: <text:a xlink:type="simple" xlink:href="https://github.com/billchen198318/bamboobsc#install-on-linux"><text:span text:style-name="T77">https://github.com/billchen198318/bamboobsc#install-on-linux</text:span></text:a></text:p>
      <text:p text:style-name="P1"/>
      <text:p text:style-name="P2">Windows: <text:a xlink:type="simple" xlink:href="https://www.youtube.com/watch?v=pM3q9udreDo"><text:span text:style-name="T76">https://www.youtube.com/watch?v=pM3q9udreDo</text:span></text:a></text:p>
      <text:p text:style-name="P1"/>
      <text:p text:style-name="P1"/>
      <text:p text:style-name="P15"><text:soft-page-break/>System required</text:p>
      <text:p text:style-name="P46">A. <text:span text:style-name="T13">JDK8</text:span> <text:span text:style-name="T31">( jdk8 is required )</text:span></text:p>
      <text:p text:style-name="P46">B. MySQL <text:span text:style-name="T34">5.5 or later ( bambooBSC 0.6 need MySQL 5.6 or later )</text:span></text:p>
      <text:p text:style-name="P14"/>
      <text:p text:style-name="P13"/>
      <text:p text:style-name="P12">1. <text:span text:style-name="T2">DataBase</text:span> <text:span text:style-name="T1">setup</text:span></text:p>
      <text:p text:style-name="P6"><text:tab/></text:p>
      <text:p text:style-name="P6"><text:tab/><text:span text:style-name="T3">a. first install </text:span><text:span text:style-name="T5">MySQL Server</text:span></text:p>
      <text:p text:style-name="P7"><text:span text:style-name="T9"><text:tab/>b. config </text:span><text:span text:style-name="T15">max_allowed_packet=16M</text:span></text:p>
      <text:p text:style-name="P8"><text:span text:style-name="T9"><text:tab/></text:span><text:span text:style-name="T10">c. config </text:span><text:span text:style-name="T14">lower_case_table_names = 1</text:span></text:p>
      <text:p text:style-name="P7"/>
      <text:p text:style-name="P7"/>
      <text:p text:style-name="P7"><text:tab/><text:span text:style-name="T28">example for my.ini ( my.cnf )</text:span></text:p>
      <text:p text:style-name="P7"/>
      <text:p text:style-name="P47"><text:tab/>[mysqld]</text:p>
      <text:p text:style-name="P49"><text:tab/>max_allowed_packet=16M</text:p>
      <text:p text:style-name="P50"><text:tab/>lower_case_table_names = 1</text:p>
      <text:p text:style-name="P9"/>
      <text:p text:style-name="P10"><text:span text:style-name="T10"><text:tab/></text:span><text:span text:style-name="T11">d. import bbcore.sql to DataBase</text:span></text:p>
      <text:p text:style-name="P10"><text:span text:style-name="T11"><text:tab/># </text:span><text:span text:style-name="T16">mysql -u root -p</text:span></text:p>
      <text:p text:style-name="P10"><text:span text:style-name="T11"><text:tab/>MYSQL&gt; </text:span><text:span text:style-name="T16">create database bbcore;</text:span></text:p>
      <text:p text:style-name="P10"><text:span text:style-name="T16"><text:tab/></text:span><text:span text:style-name="T11">MYSQL&gt; </text:span><text:span text:style-name="T16">exit;</text:span></text:p>
      <text:p text:style-name="P10"><text:span text:style-name="T11"><text:tab/># </text:span><text:span text:style-name="T16">mysql bbcore -u root -p &lt; bbcore.sql</text:span></text:p>
      <text:p text:style-name="P10"/>
      <text:p text:style-name="P10"/>
      <text:p text:style-name="P59"><text:bookmark text:name="result_box4"/><text:span text:style-name="T45">In </text:span><text:span text:style-name="T50">Linux</text:span><text:span text:style-name="T45"> or </text:span><text:span text:style-name="T49">FreeBSD</text:span><text:span text:style-name="T45"> must be set </text:span><text:span text:style-name="T49">lower_case_table_names = 1</text:span><text:span text:style-name="T60"> </text:span></text:p>
      <text:p text:style-name="P11"/>
      <text:p text:style-name="P10"/>
      <text:p text:style-name="P10"/>
      <text:p text:style-name="P29"><text:soft-page-break/><text:span text:style-name="T29">2</text:span>. <text:span text:style-name="T29">Config settings file</text:span></text:p>
      <text:p text:style-name="P18"><text:tab/><text:span text:style-name="T30">a. modify apache-tomcat-7.0.65\webapps\</text:span><text:span text:style-name="T19">core-web</text:span><text:span text:style-name="T30">\WEB-INF\classes\applicationContext\conf\</text:span><text:span text:style-name="T19">applicationContext-dataSource.properties</text:span></text:p>
      <text:p text:style-name="P18"><text:tab/><text:span text:style-name="T30">b. modify apache-tomcat-7.0.65\webapps\</text:span><text:span text:style-name="T19">gsbsc-web</text:span><text:span text:style-name="T30">\WEB-INF\classes\applicationContext\conf\</text:span><text:span text:style-name="T19">applicationContext-dataSource.properties</text:span></text:p>
      <text:p text:style-name="P19"><text:tab/><text:span text:style-name="T35">c. modify apache-tomcat-7.0.65\webapps\</text:span><text:span text:style-name="T20">qcharts-web</text:span><text:span text:style-name="T35">\WEB-INF\classes\applicationContext\conf\</text:span><text:span text:style-name="T19">applicationContext-dataSource.properties</text:span></text:p>
      <text:p text:style-name="P20"><text:span text:style-name="T35"><text:tab/>d. modify apache-tomcat-7.0.65\webapps\</text:span><text:span text:style-name="T22">gsbsc-mobile-web</text:span><text:span text:style-name="T35">\WEB-INF\classes\applicationContext\conf\</text:span><text:span text:style-name="T19">applicationContext-dataSource.properties</text:span></text:p>
      <text:p text:style-name="P54"/>
      <text:p text:style-name="P17"><text:span text:style-name="T17"><text:tab/>dataSource.jdbcUrl= </text:span><text:span text:style-name="T13">this options modify success database server address</text:span><text:span text:style-name="T17"><text:line-break/><text:tab/>dataSource.user= </text:span><text:span text:style-name="T13">this options modify mysql account</text:span><text:span text:style-name="T17"><text:line-break/><text:tab/>dataSource.password= </text:span><text:span text:style-name="T13">this options modify mysql password</text:span></text:p>
      <text:p text:style-name="P53"/>
      <text:p text:style-name="P17"/>
      <text:p text:style-name="P30">3. Start</text:p>
      <text:p text:style-name="P30"/>
      <text:p text:style-name="P30"><text:tab/><text:span text:style-name="T58">Windows:</text:span></text:p>
      <text:p text:style-name="P57"><text:tab/>apache-tomcat-7.0.65\bin\catalina.bat run</text:p>
      <text:p text:style-name="P24"><text:tab/>or</text:p>
      <text:p text:style-name="P24"><text:tab/><text:span text:style-name="T4">apache-tomcat-7.0.65\bin\startup.bat</text:span></text:p>
      <text:p text:style-name="P24"/>
      <text:p text:style-name="P24"><text:span text:style-name="T4"><text:tab/></text:span><text:span text:style-name="T64">Linux / *BSD:</text:span></text:p>
      <text:p text:style-name="P25"><text:tab/><text:span text:style-name="T4">apache-tomcat-7.0.65/bin/</text:span><text:span text:style-name="T6">startup.sh</text:span></text:p>
      <text:p text:style-name="P58"><text:tab/></text:p>
      <text:p text:style-name="P24"/>
      <text:p text:style-name="P31">4. Open the Web <text:span text:style-name="T68">( </text:span><text:span text:style-name="T59">If the server IP-Address is 127.0.0.1 and PORT is 8080</text:span><text:span text:style-name="T68"> )</text:span></text:p>
      <text:p text:style-name="P26"><text:tab/>input url</text:p>
      <text:p text:style-name="P26"><text:tab/><text:span text:style-name="T38">http://127.0.0.1:8080/core-web/pages/way.jsp</text:span></text:p>
      <text:p text:style-name="P26"><text:tab/></text:p>
      <text:p text:style-name="P28"><text:tab/>if way.jsp cannot redirect to login page. change 127.0.0.1:8080/core-web/index.action</text:p>
      <text:p text:style-name="P26"><text:tab/>http://<text:span text:style-name="T37">127.0.0.1</text:span>:8080/core-web/index.action </text:p>
      <text:p text:style-name="P26"/>
      <text:p text:style-name="P26"/>
      <text:p text:style-name="P27"><text:span text:style-name="T13">***</text:span> please use <text:span text:style-name="T65">FireF</text:span><text:span text:style-name="T66">ox</text:span> or <text:span text:style-name="T65">Google chrome</text:span><text:span text:style-name="T18"> . <text:s text:c="2"/></text:span><text:span text:style-name="T7">Not use IE</text:span><text:span text:style-name="T12"> some functions not support </text:span><text:span text:style-name="T21">***</text:span></text:p>
      <text:p text:style-name="P48"/>
      <text:p text:style-name="P51"/>
      <text:p text:style-name="P51"><text:soft-page-break/></text:p>
      <text:p text:style-name="P33"><text:span text:style-name="T32">5</text:span>. <text:span text:style-name="T36">Login account</text:span></text:p>
      <text:p text:style-name="P43"><text:tab/>administrator user <text:s text:c="33"/><text:tab/><text:span text:style-name="T69">hr manger ( same power user, but can delete account )</text:span></text:p>
      <text:p text:style-name="P42"><text:tab/><text:span text:style-name="T32">account: </text:span><text:span text:style-name="T61">admin<text:tab/><text:tab/><text:tab/><text:tab/><text:tab/><text:tab/><text:tab/></text:span><text:span text:style-name="T69">account:</text:span><text:span text:style-name="T63"> tiffany</text:span></text:p>
      <text:p text:style-name="P41"><text:tab/><text:span text:style-name="T32">password: </text:span><text:span text:style-name="T61">admin99<text:tab/><text:tab/><text:tab/><text:tab/><text:tab/><text:tab/></text:span><text:span text:style-name="T69">password:</text:span><text:span text:style-name="T63"> tiffany</text:span></text:p>
      <text:p text:style-name="P41"/>
      <text:p text:style-name="P41"><text:tab/><text:span text:style-name="T36">default user(power user)<text:tab/><text:tab/><text:tab/><text:tab/> <text:s text:c="4"/>sales ( only view , can input measure-data and enter 360 project score )</text:span></text:p>
      <text:p text:style-name="P41"><text:tab/><text:span text:style-name="T33">account: </text:span><text:span text:style-name="T62">tester<text:tab/><text:tab/><text:tab/><text:tab/><text:tab/><text:tab/><text:tab/></text:span><text:span text:style-name="T69">account: </text:span><text:span text:style-name="T63">steven</text:span></text:p>
      <text:p text:style-name="P41"><text:tab/><text:span text:style-name="T33">password: </text:span><text:span text:style-name="T62">tester<text:tab/><text:tab/><text:tab/><text:tab/><text:tab/><text:tab/><text:tab/></text:span><text:span text:style-name="T69">password:</text:span><text:span text:style-name="T63"> steven</text:span></text:p>
      <text:p text:style-name="P32"/>
      <text:p text:style-name="P32"/>
      <text:p text:style-name="P32"/>
      <text:p text:style-name="P56"><text:span text:style-name="T39">6. modify Application </text:span><text:span text:style-name="T40">site</text:span><text:span text:style-name="T39"> </text:span><text:span text:style-name="T41">settings</text:span><text:span text:style-name="T39"> </text:span><text:span text:style-name="T42">( </text:span><text:bookmark text:name="result_box1"/><text:span text:style-name="T24">If you do not operate this step may </text:span><text:span text:style-name="T27">page will like figure 6-3, error for page request</text:span> <text:s/><text:span text:style-name="T42">)</text:span></text:p>
      <text:p text:style-name="P21">1. click Application site item for menu</text:p>
      <text:p text:style-name="P21">2. Query <text:span text:style-name="T52">( figure 6-1 )</text:span></text:p>
      <text:p text:style-name="P22">3. click modify icons <text:span text:style-name="T52">( figure 6-1 )</text:span></text:p>
      <text:p text:style-name="P21"/>
      <text:p text:style-name="P21"/>
      <text:p text:style-name="P55"><text:span text:style-name="T43">In edit mode, modify Host to </text:span><text:span text:style-name="T44">c</text:span><text:span text:style-name="T45">orrect</text:span> <text:span text:style-name="T43">server </text:span><text:span text:style-name="T23">hostname with server-port</text:span><text:span text:style-name="T43"> , or </text:span><text:span text:style-name="T23">IP address with server-port</text:span></text:p>
      <text:p text:style-name="P23">and click <text:span text:style-name="T13">Save. </text:span><text:span text:style-name="T53">( figure 6-2 )</text:span></text:p>
      <text:p text:style-name="P34"/>
      <text:p text:style-name="P34"><text:bookmark text:name="result_box3"/><text:span text:style-name="T45">After modification, please </text:span><text:span text:style-name="T24">refresh</text:span><text:span text:style-name="T26">( click F5 )</text:span><text:span text:style-name="T24"> the </text:span><text:span text:style-name="T26">WEB</text:span><text:span text:style-name="T45"> to take effect</text:span> </text:p>
      <text:p text:style-name="P34"/>
      <text:p text:style-name="P34"/>
      <text:p text:style-name="P34"><text:bookmark text:name="result_box"/><text:span text:style-name="T45">Need to change the settings, including</text:span> </text:p>
      <text:p text:style-name="P35"><text:tab/>A. <text:span text:style-name="T13">CORE</text:span></text:p>
      <text:p text:style-name="P35"><text:tab/>B. <text:span text:style-name="T13">BSC</text:span></text:p>
      <text:p text:style-name="P35"><text:tab/>C. <text:span text:style-name="T13">QCHARTS</text:span></text:p>
      <text:p text:style-name="P34"/>
      <text:p text:style-name="P34"/>
      <text:p text:style-name="P34"><text:bookmark text:name="result_box2"/><text:span text:style-name="T45">*** If the results page </text:span><text:span text:style-name="T47">( figure 6-3 )</text:span><text:span text:style-name="T45">, Step 6 </text:span><text:span text:style-name="T25">Host</text:span><text:span text:style-name="T45"> </text:span><text:span text:style-name="T48">( figure 6-2 )</text:span><text:span text:style-name="T46"> </text:span><text:span text:style-name="T45">are usually not set correctly.</text:span> ***</text:p>
      <text:p text:style-name="P34"/>
      <text:p text:style-name="P34"/>
      <text:p text:style-name="P34"><text:soft-page-break/></text:p>
      <text:p text:style-name="P34"><draw:frame draw:style-name="fr1" draw:name="影像1" text:anchor-type="paragraph" svg:x="0.314cm" svg:y="0.201cm" svg:width="24.47cm" svg:height="6.782cm" draw:z-index="0"><draw:image xlink:href="Pictures/20000009000062E8000025EFDC36524B.svm" xlink:type="simple" xlink:show="embed" xlink:actuate="onLoad"/></draw:frame></text:p>
      <text:p text:style-name="P34"><text:tab/><text:tab/><text:tab/><text:tab/><text:tab/><text:tab/><text:tab/><text:tab/><text:tab/><text:tab/> <text:s text:c="29"/><text:span text:style-name="T51">( figure 6-1 ) <text:s text:c="5"/>: <text:s/></text:span><text:span text:style-name="T56">management Application site page</text:span></text:p>
      <text:p text:style-name="P34"><draw:frame draw:style-name="fr1" draw:name="影像2" text:anchor-type="paragraph" svg:x="0.275cm" svg:y="1.623cm" svg:width="17cm" svg:height="5.771cm" draw:z-index="1"><draw:image xlink:href="Pictures/2000000900004DEF00001A766D435E93.svm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tab/><text:tab/><text:tab/><text:tab/><text:tab/><text:tab/><text:tab/><text:tab/><text:tab/><text:span text:style-name="T51">( figure 6-2 ) <text:s text:c="5"/>: <text:s/></text:span><text:span text:style-name="T56">modify Application site page</text:span></text:p>
      <text:p text:style-name="P34"/>
      <text:p text:style-name="P34"><text:soft-page-break/></text:p>
      <text:p text:style-name="P34"><draw:frame draw:style-name="fr1" draw:name="影像3" text:anchor-type="paragraph" svg:x="0.467cm" svg:y="0cm" svg:width="17.147cm" svg:height="8.124cm" draw:z-index="2"><draw:image xlink:href="Pictures/20000009000042FA00001FBC87B49D40.svm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tab/><text:tab/><text:tab/><text:tab/><text:tab/><text:tab/><text:tab/><text:tab/><text:span text:style-name="T54">( figure 6-3 ) <text:s text:c="4"/>: <text:s/></text:span><text:span text:style-name="T57">request page fail !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0"><text:soft-page-break/>7. User lost account password</text:p>
      <text:p text:style-name="P45"><text:span text:style-name="T73">command script file in</text:span> WEB-INF\classes<text:span text:style-name="T72">\</text:span></text:p>
      <text:p text:style-name="P45"/>
      <text:p text:style-name="P39">command: </text:p>
      <text:p text:style-name="P44">lost_password 1 <text:span text:style-name="T4">account-</text:span><text:span text:style-name="T8">id</text:span></text:p>
      <text:p text:style-name="P37"/>
      <text:p text:style-name="P39"><text:span text:style-name="T71">L</text:span>inux: </text:p>
      <text:p text:style-name="P52">lost_password.sh</text:p>
      <text:p text:style-name="P52"/>
      <text:p text:style-name="P39">Windows: </text:p>
      <text:p text:style-name="P52">lost_password.bat</text:p>
      <text:p text:style-name="P60"/>
      <text:p text:style-name="P38">example <text:span text:style-name="T75">generate</text:span> <text:span text:style-name="T74">new password for </text:span>account tester: <text:span text:style-name="T55">lost_password 1 tester</text:span></text:p>
      <text:p text:style-name="P36"><draw:frame draw:style-name="fr1" draw:name="影像4" text:anchor-type="paragraph" svg:x="-0.009cm" svg:y="0.212cm" svg:width="17.515cm" svg:height="11.061cm" draw:z-index="3"><draw:image xlink:href="Pictures/200000090000446C00002B352FA71DAB.svm" xlink:type="simple" xlink:show="embed" xlink:actuate="onLoad"/></draw:frame></text:p>
      <text:p text:style-name="P37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5-10-29T11:34:56.151000000</dc:date>
    <meta:editing-duration>PT1H29M45S</meta:editing-duration>
    <meta:editing-cycles>166</meta:editing-cycles>
    <meta:generator>LibreOffice/4.2.6.3$Windows_x86 LibreOffice_project/3fd416d4c6db7d3204c17ce57a1d70f6e531ee21</meta:generator>
    <meta:document-statistic meta:table-count="0" meta:image-count="4" meta:object-count="0" meta:page-count="7" meta:paragraph-count="76" meta:word-count="408" meta:character-count="3337" meta:non-whitespace-character-count="2812"/>
  </office:meta>
</office:document-meta>
</file>